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f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ArrayList;<text:line-break/>import java.util.List;<text:line-break/><text:line-break/>abstract class Book {<text:line-break/> <text:s text:c="3"/>protected String title;<text:line-break/> <text:s text:c="3"/>protected String author;<text:line-break/> <text:s text:c="3"/>protected int availableCopies;<text:line-break/><text:line-break/> <text:s text:c="3"/>public Book(String title, String author, int availableCopies) {<text:line-break/> <text:s text:c="7"/>this.title = title;<text:line-break/> <text:s text:c="7"/>this.author = author;<text:line-break/> <text:s text:c="7"/>this.availableCopies = availableCopies;<text:line-break/> <text:s text:c="3"/>}<text:line-break/><text:line-break/> <text:s text:c="3"/>public abstract void displayInfo();<text:line-break/> <text:s text:c="3"/><text:line-break/> <text:s text:c="3"/>public boolean checkAvailability() {<text:line-break/> <text:s text:c="7"/>return availableCopies &gt; 0;<text:line-break/> <text:s text:c="3"/>}<text:line-break/><text:line-break/> <text:s text:c="3"/>public void borrowBook() throws Exception {<text:line-break/> <text:s text:c="7"/>if (availableCopies &gt; 0) {<text:line-break/> <text:s text:c="11"/>availableCopies--;<text:line-break/> <text:s text:c="7"/>} else {<text:line-break/> <text:s text:c="11"/>throw new Exception("Book is not available.");<text:line-break/> <text:s text:c="7"/>}<text:line-break/> <text:s text:c="3"/>}<text:line-break/><text:line-break/> <text:s text:c="3"/>public void returnBook() {<text:line-break/> <text:s text:c="7"/>availableCopies++;<text:line-break/> <text:s text:c="3"/>}<text:line-break/><text:line-break/> <text:s text:c="3"/>public String getTitle() {<text:line-break/> <text:s text:c="7"/>return title;<text:line-break/> <text:s text:c="3"/>}<text:line-break/><text:line-break/> <text:s text:c="3"/>public int getAvailableCopies() {<text:line-break/> <text:s text:c="7"/>return availableCopies;<text:line-break/> <text:s text:c="3"/>}<text:line-break/>}<text:line-break/><text:line-break/>class Fiction extends Book {<text:line-break/> <text:s text:c="3"/>private String genre;<text:line-break/><text:line-break/> <text:s text:c="3"/>public Fiction(String title, String author, int availableCopies, String genre) {<text:line-break/> <text:s text:c="7"/>super(title, author, availableCopies);<text:line-break/> <text:s text:c="7"/>this.genre = genre;<text:line-break/> <text:s text:c="3"/>}<text:line-break/><text:line-break/> <text:s text:c="3"/>@Override<text:line-break/> <text:s text:c="3"/>public void displayInfo() {<text:line-break/> <text:s text:c="7"/>System.out.println("Fiction Book: " + title + " by " + author + ", Genre: " + genre + ", <text:soft-page-break/>Available copies: " + availableCopies);<text:line-break/> <text:s text:c="3"/>}<text:line-break/><text:line-break/> <text:s text:c="3"/>public String getGenre() {<text:line-break/> <text:s text:c="7"/>return genre;<text:line-break/> <text:s text:c="3"/>}<text:line-break/>}<text:line-break/><text:line-break/>class NonFiction extends Book {<text:line-break/> <text:s text:c="3"/>private String subject;<text:line-break/><text:line-break/> <text:s text:c="3"/>public NonFiction(String title, String author, int availableCopies, String subject) {<text:line-break/> <text:s text:c="7"/>super(title, author, availableCopies);<text:line-break/> <text:s text:c="7"/>this.subject = subject;<text:line-break/> <text:s text:c="3"/>}<text:line-break/><text:line-break/> <text:s text:c="3"/>@Override<text:line-break/> <text:s text:c="3"/>public void displayInfo() {<text:line-break/> <text:s text:c="7"/>System.out.println("Non-Fiction Book: " + title + " by " + author + ", Subject: " + subject + ", Available copies: " + availableCopies);<text:line-break/> <text:s text:c="3"/>}<text:line-break/><text:line-break/> <text:s text:c="3"/>public String getSubject() {<text:line-break/> <text:s text:c="7"/>return subject;<text:line-break/> <text:s text:c="3"/>}<text:line-break/>}<text:line-break/><text:line-break/>class Reference extends Book {<text:line-break/><text:line-break/> <text:s text:c="3"/>public Reference(String title, String author, int availableCopies) {<text:line-break/> <text:s text:c="7"/>super(title, author, availableCopies);<text:line-break/> <text:s text:c="3"/>}<text:line-break/><text:line-break/> <text:s text:c="3"/>@Override<text:line-break/> <text:s text:c="3"/>public void displayInfo() {<text:line-break/> <text:s text:c="7"/>System.out.println("Reference Book: " + title + " by " + author + ", Available copies: " + availableCopies);<text:line-break/> <text:s text:c="3"/>}<text:line-break/>}<text:line-break/><text:line-break/>class Library {<text:line-break/> <text:s text:c="3"/>private List&lt;Book&gt; books;<text:line-break/><text:line-break/> <text:s text:c="3"/>public Library() {<text:line-break/> <text:s text:c="7"/>books = new ArrayList&lt;&gt;();<text:line-break/> <text:s text:c="3"/>}<text:line-break/><text:line-break/> <text:s text:c="3"/>public void addBook(Book book) throws Exception {<text:line-break/> <text:s text:c="7"/>for (Book b : books) {<text:line-break/> <text:s text:c="11"/>if (b.getTitle().equals(book.getTitle())) {<text:line-break/> <text:s text:c="15"/>throw new Exception("Book already exists in the library.");<text:line-break/> <text:s text:c="11"/>}<text:line-break/><text:soft-page-break/> <text:s text:c="7"/>}<text:line-break/> <text:s text:c="7"/>books.add(book);<text:line-break/> <text:s text:c="3"/>}<text:line-break/><text:line-break/> <text:s text:c="3"/>public void removeBook(String title) throws Exception {<text:line-break/> <text:s text:c="7"/>Book bookToRemove = null;<text:line-break/> <text:s text:c="7"/>for (Book b : books) {<text:line-break/> <text:s text:c="11"/>if (b.getTitle().equals(title)) {<text:line-break/> <text:s text:c="15"/>bookToRemove = b;<text:line-break/> <text:s text:c="15"/>break;<text:line-break/> <text:s text:c="11"/>}<text:line-break/> <text:s text:c="7"/>}<text:line-break/> <text:s text:c="7"/>if (bookToRemove != null) {<text:line-break/> <text:s text:c="11"/>books.remove(bookToRemove);<text:line-break/> <text:s text:c="7"/>} else {<text:line-break/> <text:s text:c="11"/>throw new Exception("Book not found in the library.");<text:line-break/> <text:s text:c="7"/>}<text:line-break/> <text:s text:c="3"/>}<text:line-break/><text:line-break/> <text:s text:c="3"/>public Book searchBook(String title) {<text:line-break/> <text:s text:c="7"/>for (Book b : books) {<text:line-break/> <text:s text:c="11"/>if (b.getTitle().equals(title)) {<text:line-break/> <text:s text:c="15"/>return b;<text:line-break/> <text:s text:c="11"/>}<text:line-break/> <text:s text:c="7"/>}<text:line-break/> <text:s text:c="7"/>return null;<text:line-break/> <text:s text:c="3"/>}<text:line-break/><text:line-break/> <text:s text:c="3"/>public void displayBooks() {<text:line-break/> <text:s text:c="7"/>for (Book b : books) {<text:line-break/> <text:s text:c="11"/>b.displayInfo();<text:line-break/> <text:s text:c="7"/>}<text:line-break/> <text:s text:c="3"/>}<text:line-break/>}<text:line-break/><text:line-break/>class User {<text:line-break/> <text:s text:c="3"/>private String name;<text:line-break/> <text:s text:c="3"/>private String libraryCardNumber;<text:line-break/> <text:s text:c="3"/>private List&lt;Book&gt; borrowedBooks;<text:line-break/> <text:s text:c="3"/>private static final int MAX_BORROW_LIMIT = 3;<text:line-break/><text:line-break/> <text:s text:c="3"/>public User(String name, String libraryCardNumber) {<text:line-break/> <text:s text:c="7"/>this.name = name;<text:line-break/> <text:s text:c="7"/>this.libraryCardNumber = libraryCardNumber;<text:line-break/> <text:s text:c="7"/>this.borrowedBooks = new ArrayList&lt;&gt;();<text:line-break/> <text:s text:c="3"/>}<text:line-break/><text:line-break/> <text:s text:c="3"/>public String getName() {<text:line-break/> <text:s text:c="7"/>return name;<text:line-break/> <text:s text:c="3"/>}<text:line-break/><text:line-break/> <text:s text:c="3"/>public String getLibraryCardNumber() {<text:line-break/><text:soft-page-break/> <text:s text:c="7"/>return libraryCardNumber;<text:line-break/> <text:s text:c="3"/>}<text:line-break/><text:line-break/> <text:s text:c="3"/>public void borrowBook(Book book) throws Exception {<text:line-break/> <text:s text:c="7"/>if (borrowedBooks.size() &gt;= MAX_BORROW_LIMIT) {<text:line-break/> <text:s text:c="11"/>throw new Exception("Borrow limit reached. You cannot borrow more than " + MAX_BORROW_LIMIT + " books.");<text:line-break/> <text:s text:c="7"/>}<text:line-break/><text:line-break/> <text:s text:c="7"/>if (book.checkAvailability()) {<text:line-break/> <text:s text:c="11"/>book.borrowBook();<text:line-break/> <text:s text:c="11"/>borrowedBooks.add(book);<text:line-break/> <text:s text:c="11"/>System.out.println(name + " borrowed: " + book.getTitle());<text:line-break/> <text:s text:c="7"/>} else {<text:line-break/> <text:s text:c="11"/>throw new Exception("Book is not available.");<text:line-break/> <text:s text:c="7"/>}<text:line-break/> <text:s text:c="3"/>}<text:line-break/><text:line-break/> <text:s text:c="3"/>public void returnBook(Book book) {<text:line-break/> <text:s text:c="7"/>if (borrowedBooks.contains(book)) {<text:line-break/> <text:s text:c="11"/>borrowedBooks.remove(book);<text:line-break/> <text:s text:c="11"/>book.returnBook();<text:line-break/> <text:s text:c="11"/>System.out.println(name + " returned: " + book.getTitle());<text:line-break/> <text:s text:c="7"/>} else {<text:line-break/> <text:s text:c="11"/>System.out.println(name + " did not borrow the book: " + book.getTitle());<text:line-break/> <text:s text:c="7"/>}<text:line-break/> <text:s text:c="3"/>}<text:line-break/><text:line-break/> <text:s text:c="3"/>public void displayBorrowedBooks() {<text:line-break/> <text:s text:c="7"/>if (borrowedBooks.isEmpty()) {<text:line-break/> <text:s text:c="11"/>System.out.println(name + " has not borrowed any books.");<text:line-break/> <text:s text:c="11"/>return;<text:line-break/> <text:s text:c="7"/>}<text:line-break/> <text:s text:c="7"/>System.out.println(name + "'s Borrowed Books:");<text:line-break/> <text:s text:c="7"/>for (Book b : borrowedBooks) {<text:line-break/> <text:s text:c="11"/>System.out.println(b.getTitle());<text:line-break/> <text:s text:c="7"/>}<text:line-break/> <text:s text:c="3"/>}<text:line-break/>}<text:line-break/><text:line-break/>public class LibraryManagementSystem {<text:line-break/> <text:s text:c="3"/>public static void main(String[] args) {<text:line-break/> <text:s text:c="7"/>try {<text:line-break/> <text:s text:c="11"/>Library library = new Library();<text:line-break/> <text:s text:c="11"/>User user = new User("Alice", "U001");<text:line-break/><text:line-break/> <text:s text:c="11"/>Fiction fictionBook = new Fiction("The Great Gatsby", "F. Scott Fitzgerald", 2, "Classic");<text:line-break/> <text:s text:c="11"/>NonFiction nonFictionBook = new NonFiction("Sapiens", "Yuval Noah Harari", 1, "History");<text:line-break/> <text:s text:c="11"/>Reference referenceBook = new Reference("Oxford Dictionary", "Oxford", 3);<text:line-break/><text:line-break/> <text:s text:c="11"/>library.addBook(fictionBook);<text:line-break/><text:soft-page-break/> <text:s text:c="11"/>library.addBook(nonFictionBook);<text:line-break/> <text:s text:c="11"/>library.addBook(referenceBook);<text:line-break/><text:line-break/> <text:s text:c="11"/>library.displayBooks();<text:line-break/><text:line-break/> <text:s text:c="11"/>user.borrowBook(fictionBook);<text:line-break/> <text:s text:c="11"/>user.borrowBook(nonFictionBook);<text:line-break/> <text:s text:c="11"/>user.displayBorrowedBooks();<text:line-break/><text:line-break/> <text:s text:c="11"/>user.returnBook(fictionBook);<text:line-break/> <text:s text:c="11"/>user.displayBorrowedBooks();<text:line-break/><text:line-break/> <text:s text:c="11"/>library.removeBook("Sapiens");<text:line-break/> <text:s text:c="11"/>library.displayBooks();<text:line-break/> <text:s text:c="11"/><text:line-break/> <text:s text:c="7"/>} catch (Exception e) {<text:line-break/> <text:s text:c="11"/>System.out.println("Error: " + e.getMessage());<text:line-break/> <text:s text:c="7"/>}<text:line-break/> <text:s text:c="3"/>}<text:line-break/>}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0:10.235000000</meta:creation-date>
    <dc:date>2025-02-09T19:44:59.019000000</dc:date>
    <meta:editing-duration>PT17M1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" meta:word-count="626" meta:character-count="6096" meta:non-whitespace-character-count="4157"/>
  </office:meta>
</office:document-meta>
</file>